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7.C1" style:family="table-cell">
      <style:table-cell-properties fo:background-color="#000000"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c8d2" officeooo:paragraph-rsid="0008c8d2"/>
    </style:style>
    <style:style style:name="P2" style:family="paragraph" style:parent-style-name="Standard">
      <style:text-properties officeooo:rsid="000b53f4" officeooo:paragraph-rsid="000b53f4"/>
    </style:style>
    <style:style style:name="P3" style:family="paragraph" style:parent-style-name="Standard">
      <style:text-properties officeooo:rsid="000fcebd" officeooo:paragraph-rsid="000fcebd"/>
    </style:style>
    <style:style style:name="P4" style:family="paragraph" style:parent-style-name="Standard">
      <style:text-properties officeooo:rsid="00129861" officeooo:paragraph-rsid="00129861"/>
    </style:style>
    <style:style style:name="P5" style:family="paragraph" style:parent-style-name="Text_20_body">
      <style:text-properties officeooo:rsid="0015c33e" officeooo:paragraph-rsid="0015c33e"/>
    </style:style>
    <style:style style:name="P6" style:family="paragraph" style:parent-style-name="Text_20_body">
      <style:text-properties officeooo:rsid="0016ce53" officeooo:paragraph-rsid="0016ce53"/>
    </style:style>
    <style:style style:name="P7" style:family="paragraph" style:parent-style-name="Text_20_body">
      <style:text-properties officeooo:rsid="0018348f" officeooo:paragraph-rsid="0018348f"/>
    </style:style>
    <style:style style:name="P8" style:family="paragraph" style:parent-style-name="Text_20_body">
      <style:text-properties officeooo:rsid="001ac1ca" officeooo:paragraph-rsid="001ac1ca"/>
    </style:style>
    <style:style style:name="P9" style:family="paragraph" style:parent-style-name="Text_20_body">
      <style:text-properties fo:font-weight="normal" officeooo:rsid="001ce30f" officeooo:paragraph-rsid="001ce30f" style:font-weight-asian="normal" style:font-weight-complex="normal"/>
    </style:style>
    <style:style style:name="P10" style:family="paragraph" style:parent-style-name="Text_20_body">
      <style:text-properties fo:font-weight="normal" officeooo:rsid="001e8a23" officeooo:paragraph-rsid="001e8a23" style:font-weight-asian="normal" style:font-weight-complex="normal"/>
    </style:style>
    <style:style style:name="P11" style:family="paragraph" style:parent-style-name="Text_20_body">
      <style:text-properties fo:font-weight="normal" officeooo:rsid="001f2aeb" officeooo:paragraph-rsid="001f2aeb" style:font-weight-asian="normal" style:font-weight-complex="normal"/>
    </style:style>
    <style:style style:name="P12" style:family="paragraph" style:parent-style-name="Text_20_body">
      <style:text-properties fo:font-weight="normal" officeooo:rsid="0021b79c" officeooo:paragraph-rsid="0021b79c" style:font-weight-asian="normal" style:font-weight-complex="normal"/>
    </style:style>
    <style:style style:name="P13" style:family="paragraph" style:parent-style-name="Text_20_body">
      <style:text-properties fo:font-weight="normal" officeooo:rsid="002434a2" officeooo:paragraph-rsid="002434a2" style:font-weight-asian="normal" style:font-weight-complex="normal"/>
    </style:style>
    <style:style style:name="P14" style:family="paragraph" style:parent-style-name="Text_20_body">
      <style:text-properties fo:font-weight="normal" officeooo:rsid="0016d3da" officeooo:paragraph-rsid="0024abc4" style:font-weight-asian="normal" style:font-weight-complex="normal"/>
    </style:style>
    <style:style style:name="P15" style:family="paragraph" style:parent-style-name="Text_20_body">
      <style:text-properties fo:font-weight="normal" officeooo:rsid="004ad6a7" officeooo:paragraph-rsid="004ad6a7" style:font-weight-asian="normal" style:font-weight-complex="normal"/>
    </style:style>
    <style:style style:name="P16" style:family="paragraph" style:parent-style-name="Text_20_body">
      <style:text-properties fo:font-weight="normal" officeooo:rsid="004ae3f5" officeooo:paragraph-rsid="004ae3f5" style:font-weight-asian="normal" style:font-weight-complex="normal"/>
    </style:style>
    <style:style style:name="P17" style:family="paragraph" style:parent-style-name="Text_20_body">
      <style:text-properties fo:font-weight="normal" officeooo:rsid="005417a4" officeooo:paragraph-rsid="005417a4" style:font-weight-asian="normal" style:font-weight-complex="normal"/>
    </style:style>
    <style:style style:name="P18" style:family="paragraph" style:parent-style-name="Text_20_body">
      <style:text-properties fo:font-weight="normal" officeooo:rsid="00554b26" officeooo:paragraph-rsid="00554b26" style:font-weight-asian="normal" style:font-weight-complex="normal"/>
    </style:style>
    <style:style style:name="P19" style:family="paragraph" style:parent-style-name="Text_20_body">
      <style:text-properties fo:font-weight="normal" officeooo:rsid="0059d0b7" officeooo:paragraph-rsid="0059d0b7" style:font-weight-asian="normal" style:font-weight-complex="normal"/>
    </style:style>
    <style:style style:name="P20" style:family="paragraph" style:parent-style-name="Text_20_body">
      <style:paragraph-properties fo:text-align="start" style:justify-single-word="false"/>
      <style:text-properties fo:font-weight="normal" officeooo:rsid="0059d0b7" officeooo:paragraph-rsid="005f465a" style:font-weight-asian="normal" style:font-weight-complex="normal"/>
    </style:style>
    <style:style style:name="P21" style:family="paragraph" style:parent-style-name="Text_20_body">
      <style:text-properties fo:font-weight="normal" officeooo:rsid="005c80b3" officeooo:paragraph-rsid="005c80b3" style:font-weight-asian="normal" style:font-weight-complex="normal"/>
    </style:style>
    <style:style style:name="P22" style:family="paragraph" style:parent-style-name="Text_20_body">
      <style:text-properties fo:font-weight="normal" officeooo:rsid="005f465a" officeooo:paragraph-rsid="005f465a" style:font-weight-asian="normal" style:font-weight-complex="normal"/>
    </style:style>
    <style:style style:name="P23" style:family="paragraph" style:parent-style-name="Text_20_body">
      <style:text-properties fo:font-weight="normal" officeooo:rsid="0064689c" officeooo:paragraph-rsid="0064689c" style:font-weight-asian="normal" style:font-weight-complex="normal"/>
    </style:style>
    <style:style style:name="P24" style:family="paragraph" style:parent-style-name="Text_20_body">
      <style:text-properties fo:font-weight="normal" officeooo:rsid="00e40653" officeooo:paragraph-rsid="00e40653" style:font-weight-asian="normal" style:font-weight-complex="normal"/>
    </style:style>
    <style:style style:name="P25" style:family="paragraph" style:parent-style-name="Text_20_body">
      <style:text-properties fo:font-weight="normal" officeooo:rsid="00e7cd92" officeooo:paragraph-rsid="00e7cd92" style:font-weight-asian="normal" style:font-weight-complex="normal"/>
    </style:style>
    <style:style style:name="P26" style:family="paragraph" style:parent-style-name="Text_20_body">
      <style:text-properties fo:font-weight="normal" officeooo:rsid="00e84fa8" officeooo:paragraph-rsid="00e84fa8" style:font-weight-asian="normal" style:font-weight-complex="normal"/>
    </style:style>
    <style:style style:name="P27" style:family="paragraph" style:parent-style-name="Text_20_body">
      <style:text-properties fo:font-weight="normal" officeooo:rsid="00eb96a9" officeooo:paragraph-rsid="00eb96a9" style:font-weight-asian="normal" style:font-weight-complex="normal"/>
    </style:style>
    <style:style style:name="P28" style:family="paragraph" style:parent-style-name="Text_20_body">
      <style:text-properties fo:font-weight="normal" officeooo:rsid="00ee8a7e" officeooo:paragraph-rsid="00ee8a7e" style:font-weight-asian="normal" style:font-weight-complex="normal"/>
    </style:style>
    <style:style style:name="P29" style:family="paragraph" style:parent-style-name="Text_20_body">
      <style:text-properties fo:font-weight="normal" officeooo:rsid="00f319c7" officeooo:paragraph-rsid="00f319c7" style:font-weight-asian="normal" style:font-weight-complex="normal"/>
    </style:style>
    <style:style style:name="P30" style:family="paragraph" style:parent-style-name="Text_20_body">
      <style:text-properties fo:font-weight="normal" officeooo:rsid="00e5e922" officeooo:paragraph-rsid="00e5e922" style:font-weight-asian="normal" style:font-weight-complex="normal"/>
    </style:style>
    <style:style style:name="P31" style:family="paragraph" style:parent-style-name="Text_20_body">
      <style:text-properties fo:font-weight="normal" officeooo:rsid="00f7d894" officeooo:paragraph-rsid="00f7d894" style:font-weight-asian="normal" style:font-weight-complex="normal"/>
    </style:style>
    <style:style style:name="P32" style:family="paragraph" style:parent-style-name="Text_20_body">
      <style:text-properties fo:font-weight="normal" officeooo:rsid="00fb92ee" officeooo:paragraph-rsid="00fb92ee" style:font-weight-asian="normal" style:font-weight-complex="normal"/>
    </style:style>
    <style:style style:name="P33" style:family="paragraph" style:parent-style-name="Text_20_body">
      <style:text-properties fo:font-weight="normal" officeooo:rsid="00fe3497" officeooo:paragraph-rsid="00fe3497" style:font-weight-asian="normal" style:font-weight-complex="normal"/>
    </style:style>
    <style:style style:name="P34" style:family="paragraph" style:parent-style-name="Text_20_body">
      <style:text-properties officeooo:rsid="00263879" officeooo:paragraph-rsid="00263879"/>
    </style:style>
    <style:style style:name="P35" style:family="paragraph" style:parent-style-name="Text_20_body">
      <style:text-properties officeooo:rsid="002dd61e" officeooo:paragraph-rsid="002dd61e"/>
    </style:style>
    <style:style style:name="P36" style:family="paragraph" style:parent-style-name="Text_20_body">
      <style:text-properties officeooo:rsid="0031d9d8" officeooo:paragraph-rsid="0031d9d8"/>
    </style:style>
    <style:style style:name="P37" style:family="paragraph" style:parent-style-name="Text_20_body">
      <style:text-properties officeooo:rsid="003306c2" officeooo:paragraph-rsid="003306c2"/>
    </style:style>
    <style:style style:name="P38" style:family="paragraph" style:parent-style-name="Text_20_body">
      <style:text-properties officeooo:rsid="00335cf4" officeooo:paragraph-rsid="00335cf4"/>
    </style:style>
    <style:style style:name="P39" style:family="paragraph" style:parent-style-name="Text_20_body">
      <style:text-properties officeooo:rsid="0033b9d2" officeooo:paragraph-rsid="0033b9d2"/>
    </style:style>
    <style:style style:name="P40" style:family="paragraph" style:parent-style-name="Text_20_body">
      <style:text-properties officeooo:rsid="0016d3da" officeooo:paragraph-rsid="0016d3da"/>
    </style:style>
    <style:style style:name="P41" style:family="paragraph" style:parent-style-name="Text_20_body">
      <style:text-properties fo:font-weight="bold" officeooo:rsid="0036063b" officeooo:paragraph-rsid="0036063b" style:font-weight-asian="bold" style:font-weight-complex="bold"/>
    </style:style>
    <style:style style:name="P42" style:family="paragraph" style:parent-style-name="Text_20_body">
      <style:text-properties fo:font-weight="bold" officeooo:rsid="00390618" officeooo:paragraph-rsid="00390618" style:font-weight-asian="bold" style:font-weight-complex="bold"/>
    </style:style>
    <style:style style:name="P43" style:family="paragraph" style:parent-style-name="Text_20_body">
      <style:text-properties fo:font-weight="bold" officeooo:rsid="004ad6a7" officeooo:paragraph-rsid="004ad6a7" style:font-weight-asian="bold" style:font-weight-complex="bold"/>
    </style:style>
    <style:style style:name="P44" style:family="paragraph" style:parent-style-name="Text_20_body">
      <style:text-properties fo:font-weight="bold" officeooo:rsid="006a06b6" officeooo:paragraph-rsid="006a06b6" style:font-weight-asian="bold" style:font-weight-complex="bold"/>
    </style:style>
    <style:style style:name="P45" style:family="paragraph" style:parent-style-name="Text_20_body">
      <style:text-properties fo:font-weight="bold" officeooo:rsid="0063c716" officeooo:paragraph-rsid="0063c716" style:font-weight-asian="bold" style:font-weight-complex="bold"/>
    </style:style>
    <style:style style:name="P46" style:family="paragraph" style:parent-style-name="Text_20_body">
      <style:text-properties fo:font-weight="bold" officeooo:rsid="0074b0d6" officeooo:paragraph-rsid="0074b0d6" style:font-weight-asian="bold" style:font-weight-complex="bold"/>
    </style:style>
    <style:style style:name="P47" style:family="paragraph" style:parent-style-name="Text_20_body">
      <style:text-properties fo:font-weight="bold" officeooo:rsid="007d5984" officeooo:paragraph-rsid="007d5984" style:font-weight-asian="bold" style:font-weight-complex="bold"/>
    </style:style>
    <style:style style:name="P48" style:family="paragraph" style:parent-style-name="Text_20_body">
      <style:text-properties fo:font-weight="bold" officeooo:rsid="00e296e1" officeooo:paragraph-rsid="00e296e1" style:font-weight-asian="bold" style:font-weight-complex="bold"/>
    </style:style>
    <style:style style:name="P49" style:family="paragraph" style:parent-style-name="Text_20_body">
      <style:text-properties fo:font-weight="bold" officeooo:rsid="00e5e922" officeooo:paragraph-rsid="00e5e922" style:font-weight-asian="bold" style:font-weight-complex="bold"/>
    </style:style>
    <style:style style:name="P50" style:family="paragraph" style:parent-style-name="Text_20_body">
      <style:text-properties officeooo:rsid="0042f597" officeooo:paragraph-rsid="0042f597"/>
    </style:style>
    <style:style style:name="P51" style:family="paragraph" style:parent-style-name="Text_20_body">
      <style:text-properties style:text-underline-style="none" fo:font-weight="normal" officeooo:rsid="0039bfe7" style:font-weight-asian="normal" style:font-weight-complex="normal"/>
    </style:style>
    <style:style style:name="P52" style:family="paragraph" style:parent-style-name="Text_20_body">
      <style:text-properties style:text-underline-style="none" fo:font-weight="normal" officeooo:rsid="0042f597" officeooo:paragraph-rsid="0042f597" style:font-weight-asian="normal" style:font-weight-complex="normal"/>
    </style:style>
    <style:style style:name="P53" style:family="paragraph" style:parent-style-name="Text_20_body">
      <style:text-properties officeooo:rsid="0043d4a3" officeooo:paragraph-rsid="0043d4a3"/>
    </style:style>
    <style:style style:name="P54" style:family="paragraph" style:parent-style-name="Text_20_body">
      <style:text-properties officeooo:rsid="00801120" officeooo:paragraph-rsid="00801120"/>
    </style:style>
    <style:style style:name="P55" style:family="paragraph" style:parent-style-name="Text_20_body">
      <style:text-properties officeooo:rsid="00839cbb" officeooo:paragraph-rsid="00839cbb"/>
    </style:style>
    <style:style style:name="P56" style:family="paragraph" style:parent-style-name="Text_20_body">
      <style:text-properties officeooo:rsid="00850798" officeooo:paragraph-rsid="00850798"/>
    </style:style>
    <style:style style:name="P57" style:family="paragraph" style:parent-style-name="Text_20_body">
      <style:text-properties officeooo:rsid="008e4c76" officeooo:paragraph-rsid="008e4c76"/>
    </style:style>
    <style:style style:name="P58" style:family="paragraph" style:parent-style-name="Text_20_body">
      <style:text-properties officeooo:rsid="00a1da66" officeooo:paragraph-rsid="00a1da66"/>
    </style:style>
    <style:style style:name="P59" style:family="paragraph" style:parent-style-name="Text_20_body">
      <style:text-properties officeooo:rsid="00aed01e" officeooo:paragraph-rsid="00aed01e"/>
    </style:style>
    <style:style style:name="P60" style:family="paragraph" style:parent-style-name="Text_20_body">
      <style:text-properties officeooo:rsid="00afb1c7" officeooo:paragraph-rsid="00afb1c7"/>
    </style:style>
    <style:style style:name="P61" style:family="paragraph" style:parent-style-name="Text_20_body">
      <style:text-properties officeooo:rsid="00afeac2" officeooo:paragraph-rsid="00afeac2"/>
    </style:style>
    <style:style style:name="P62" style:family="paragraph" style:parent-style-name="Text_20_body">
      <style:text-properties officeooo:rsid="00b31bea" officeooo:paragraph-rsid="00b8718c"/>
    </style:style>
    <style:style style:name="P63" style:family="paragraph" style:parent-style-name="Text_20_body">
      <style:text-properties officeooo:rsid="00c29858" officeooo:paragraph-rsid="00c29858"/>
    </style:style>
    <style:style style:name="P64" style:family="paragraph" style:parent-style-name="Text_20_body">
      <style:text-properties officeooo:rsid="00c5b0d0" officeooo:paragraph-rsid="00c5b0d0"/>
    </style:style>
    <style:style style:name="P65" style:family="paragraph" style:parent-style-name="Text_20_body">
      <style:text-properties officeooo:rsid="00d52956" officeooo:paragraph-rsid="00d52956"/>
    </style:style>
    <style:style style:name="P66" style:family="paragraph" style:parent-style-name="Text_20_body">
      <style:text-properties officeooo:rsid="00d52956" officeooo:paragraph-rsid="00ddf3c9"/>
    </style:style>
    <style:style style:name="P67" style:family="paragraph" style:parent-style-name="Text_20_body">
      <style:text-properties officeooo:rsid="00e08097" officeooo:paragraph-rsid="00e08097"/>
    </style:style>
    <style:style style:name="P68" style:family="paragraph" style:parent-style-name="Text_20_body">
      <style:text-properties officeooo:rsid="00e1bf5c" officeooo:paragraph-rsid="00e1bf5c"/>
    </style:style>
    <style:style style:name="P69" style:family="paragraph" style:parent-style-name="Text_20_body">
      <style:text-properties officeooo:rsid="00b8718c" officeooo:paragraph-rsid="00b9bd78"/>
    </style:style>
    <style:style style:name="P70" style:family="paragraph" style:parent-style-name="Text_20_body">
      <style:text-properties officeooo:rsid="00b9bd78" officeooo:paragraph-rsid="00b9bd78"/>
    </style:style>
    <style:style style:name="P71"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72" style:family="paragraph" style:parent-style-name="Table_20_Contents">
      <style:paragraph-properties fo:text-align="center" style:justify-single-word="false"/>
      <style:text-properties officeooo:rsid="0094ac84" officeooo:paragraph-rsid="0094ac84"/>
    </style:style>
    <style:style style:name="P73" style:family="paragraph" style:parent-style-name="Table_20_Contents">
      <style:paragraph-properties fo:text-align="center" style:justify-single-word="false"/>
      <style:text-properties officeooo:rsid="00986522" officeooo:paragraph-rsid="00986522"/>
    </style:style>
    <style:style style:name="P74" style:family="paragraph" style:parent-style-name="Table_20_Contents">
      <style:paragraph-properties fo:text-align="center" style:justify-single-word="false"/>
      <style:text-properties officeooo:rsid="0099b940" officeooo:paragraph-rsid="0099b940"/>
    </style:style>
    <style:style style:name="P75" style:family="paragraph" style:parent-style-name="Table_20_Contents">
      <style:paragraph-properties fo:text-align="center" style:justify-single-word="false"/>
      <style:text-properties officeooo:rsid="009a2946" officeooo:paragraph-rsid="009a2946"/>
    </style:style>
    <style:style style:name="P76" style:family="paragraph" style:parent-style-name="Table_20_Contents">
      <style:paragraph-properties fo:text-align="center" style:justify-single-word="false"/>
      <style:text-properties officeooo:rsid="009b53df" officeooo:paragraph-rsid="009b53df"/>
    </style:style>
    <style:style style:name="P77"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P78" style:family="paragraph" style:parent-style-name="Table_20_Contents">
      <style:paragraph-properties fo:text-align="center" style:justify-single-word="false"/>
      <style:text-properties fo:font-weight="bold" officeooo:rsid="00cdee8e" officeooo:paragraph-rsid="00cdee8e" style:font-weight-asian="bold" style:font-weight-complex="bold"/>
    </style:style>
    <style:style style:name="P79" style:family="paragraph" style:parent-style-name="Table_20_Contents">
      <style:paragraph-properties fo:text-align="center" style:justify-single-word="false"/>
      <style:text-properties fo:font-weight="bold" officeooo:rsid="00d5d1a3" officeooo:paragraph-rsid="00d5d1a3" style:font-weight-asian="bold" style:font-weight-complex="bold"/>
    </style:style>
    <style:style style:name="P80" style:family="paragraph" style:parent-style-name="Table_20_Contents">
      <style:paragraph-properties fo:text-align="center" style:justify-single-word="false"/>
      <style:text-properties fo:font-weight="bold" officeooo:rsid="00d656f6" officeooo:paragraph-rsid="00d656f6" style:font-weight-asian="bold" style:font-weight-complex="bold"/>
    </style:style>
    <style:style style:name="P81" style:family="paragraph" style:parent-style-name="Table_20_Contents">
      <style:paragraph-properties fo:text-align="center" style:justify-single-word="false"/>
      <style:text-properties officeooo:rsid="00cdee8e" officeooo:paragraph-rsid="00cdee8e"/>
    </style:style>
    <style:style style:name="P82" style:family="paragraph" style:parent-style-name="Table_20_Contents">
      <style:paragraph-properties fo:text-align="center" style:justify-single-word="false"/>
      <style:text-properties officeooo:rsid="00cfad18" officeooo:paragraph-rsid="00cfad18"/>
    </style:style>
    <style:style style:name="P83" style:family="paragraph" style:parent-style-name="Table_20_Contents">
      <style:paragraph-properties fo:text-align="center" style:justify-single-word="false"/>
      <style:text-properties officeooo:rsid="00d656f6" officeooo:paragraph-rsid="00d656f6"/>
    </style:style>
    <style:style style:name="P84" style:family="paragraph" style:parent-style-name="Table_20_Contents">
      <style:paragraph-properties fo:text-align="center" style:justify-single-word="false"/>
      <style:text-properties officeooo:rsid="00d7b6a0" officeooo:paragraph-rsid="00d7b6a0"/>
    </style:style>
    <style:style style:name="P85" style:family="paragraph" style:parent-style-name="Table_20_Contents">
      <style:paragraph-properties fo:text-align="center" style:justify-single-word="false"/>
      <style:text-properties officeooo:rsid="00d96011" officeooo:paragraph-rsid="00d96011"/>
    </style:style>
    <style:style style:name="P86" style:family="paragraph" style:parent-style-name="Table_20_Contents">
      <style:paragraph-properties fo:text-align="center" style:justify-single-word="false"/>
      <style:text-properties officeooo:rsid="00deaba7" officeooo:paragraph-rsid="00deaba7"/>
    </style:style>
    <style:style style:name="P87" style:family="paragraph" style:parent-style-name="Text_20_body">
      <style:paragraph-properties fo:margin-top="0cm" fo:margin-bottom="0.25cm" loext:contextual-spacing="false"/>
      <style:text-properties officeooo:rsid="01003805" officeooo:paragraph-rsid="01003805"/>
    </style:style>
    <style:style style:name="P88" style:family="paragraph" style:parent-style-name="Text_20_body">
      <style:paragraph-properties fo:margin-top="0cm" fo:margin-bottom="0.25cm" loext:contextual-spacing="false"/>
      <style:text-properties officeooo:rsid="01033edf" officeooo:paragraph-rsid="01033edf"/>
    </style:style>
    <style:style style:name="P89" style:family="paragraph" style:parent-style-name="Text_20_body">
      <style:paragraph-properties fo:margin-top="0cm" fo:margin-bottom="0.25cm" loext:contextual-spacing="false"/>
      <style:text-properties officeooo:rsid="01056ce5" officeooo:paragraph-rsid="01056ce5"/>
    </style:style>
    <style:style style:name="P90" style:family="paragraph" style:parent-style-name="Text_20_body">
      <style:paragraph-properties fo:margin-top="0cm" fo:margin-bottom="0.25cm" loext:contextual-spacing="false"/>
      <style:text-properties officeooo:rsid="0108934e" officeooo:paragraph-rsid="0108934e"/>
    </style:style>
    <style:style style:name="P91" style:family="paragraph" style:parent-style-name="Heading_20_3">
      <style:paragraph-properties fo:margin-top="0.499cm" fo:margin-bottom="0.499cm" loext:contextual-spacing="false"/>
    </style:style>
    <style:style style:name="P92" style:family="paragraph" style:parent-style-name="Table_20_Contents">
      <style:paragraph-properties fo:text-align="center" style:justify-single-word="false"/>
      <style:text-properties officeooo:rsid="0104a8d3" officeooo:paragraph-rsid="0104a8d3"/>
    </style:style>
    <style:style style:name="P93" style:family="paragraph" style:parent-style-name="Table_20_Contents">
      <style:paragraph-properties fo:text-align="center" style:justify-single-word="false"/>
      <style:text-properties fo:font-weight="bold" officeooo:rsid="01042293" officeooo:paragraph-rsid="01042293" style:font-weight-asian="bold" style:font-weight-complex="bold"/>
    </style:style>
    <style:style style:name="P94" style:family="paragraph" style:parent-style-name="Table_20_Contents">
      <style:paragraph-properties fo:text-align="center" style:justify-single-word="false"/>
      <style:text-properties fo:font-weight="bold" officeooo:rsid="01046df4" officeooo:paragraph-rsid="01046df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officeooo:rsid="000d3eb3"/>
    </style:style>
    <style:style style:name="T5" style:family="text">
      <style:text-properties officeooo:rsid="0010f4b5"/>
    </style:style>
    <style:style style:name="T6" style:family="text">
      <style:text-properties style:text-position="super 58%" fo:font-weight="bold" officeooo:rsid="00183225" style:font-weight-asian="bold" style:font-weight-complex="bold"/>
    </style:style>
    <style:style style:name="T7" style:family="text">
      <style:text-properties style:text-position="super 58%" officeooo:rsid="002aa35d"/>
    </style:style>
    <style:style style:name="T8" style:family="text">
      <style:text-properties fo:font-style="italic" style:font-style-asian="italic" style:font-style-complex="italic"/>
    </style:style>
    <style:style style:name="T9" style:family="text">
      <style:text-properties officeooo:rsid="0027e707"/>
    </style:style>
    <style:style style:name="T10" style:family="text">
      <style:text-properties officeooo:rsid="00376603"/>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11b97"/>
    </style:style>
    <style:style style:name="T33" style:family="text">
      <style:text-properties officeooo:rsid="0083a740"/>
    </style:style>
    <style:style style:name="T34" style:family="text">
      <style:text-properties officeooo:rsid="008aa722"/>
    </style:style>
    <style:style style:name="T35" style:family="text">
      <style:text-properties officeooo:rsid="008e93f5"/>
    </style:style>
    <style:style style:name="T36" style:family="text">
      <style:text-properties officeooo:rsid="0095eea9"/>
    </style:style>
    <style:style style:name="T37" style:family="text">
      <style:text-properties officeooo:rsid="009a9079"/>
    </style:style>
    <style:style style:name="T38" style:family="text">
      <style:text-properties officeooo:rsid="00a2d743"/>
    </style:style>
    <style:style style:name="T39" style:family="text">
      <style:text-properties officeooo:rsid="00b0fc4a"/>
    </style:style>
    <style:style style:name="T40" style:family="text">
      <style:text-properties officeooo:rsid="00b5a8e2"/>
    </style:style>
    <style:style style:name="T41" style:family="text">
      <style:text-properties officeooo:rsid="00c95ac3"/>
    </style:style>
    <style:style style:name="T42" style:family="text">
      <style:text-properties officeooo:rsid="00d9fea4"/>
    </style:style>
    <style:style style:name="T43" style:family="text">
      <style:text-properties officeooo:rsid="00e047e8"/>
    </style:style>
    <style:style style:name="T44" style:family="text">
      <style:text-properties officeooo:rsid="00e0af91"/>
    </style:style>
    <style:style style:name="T45" style:family="text">
      <style:text-properties officeooo:rsid="00e5d896"/>
    </style:style>
    <style:style style:name="T46" style:family="text">
      <style:text-properties officeooo:rsid="00e9ce15"/>
    </style:style>
    <style:style style:name="T47" style:family="text">
      <style:text-properties officeooo:rsid="00f319c7"/>
    </style:style>
    <style:style style:name="T48" style:family="text">
      <style:text-properties officeooo:rsid="00f692f1"/>
    </style:style>
    <style:style style:name="T49" style:family="text">
      <style:text-properties officeooo:rsid="00fd5625"/>
    </style:style>
    <style:style style:name="T50" style:family="text">
      <style:text-properties officeooo:rsid="00fff313"/>
    </style:style>
    <style:style style:name="T51" style:family="text">
      <style:text-properties officeooo:rsid="010aca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49_860984171"/><text:bookmark-start text:name="__DdeLink__140_860984171"/>Noções de Informática</text:p>
      <text:p text:style-name="Text_20_body"/>
      <text:h text:style-name="Heading_20_1" text:outline-level="1">1 Software</text:h>
      <text:p text:style-name="P1">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2"/>
      <text:p text:style-name="P2">O software é a parte <text:span text:style-name="T1">abstrata</text:span> de um computador, também conhecido como a parte <text:span text:style-name="T1">lógica</text:span>. É <text:span text:style-name="T4">um programa instalado em um dispositivo, que pode ser um computador ou mesmo um celular.</text:span></text:p>
      <text:p text:style-name="P2"/>
      <text:p text:style-name="P3">Os Programas são a aplicação de regras de maneira digital, para que dada uma situação, <text:span text:style-name="T5">ocorra uma reação pré-programada. Assim, temos que um programa é uma representação de tarefas manuais; com eles podemos automatizar processos, o que torna as tarefas mais dinâmicas.</text:span></text:p>
      <text:h text:style-name="Heading_20_2" text:outline-level="2">1.1 Licenças de Software</text:h>
      <text:p text:style-name="P4">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Heading_20_3" text:outline-level="3">1.1.1 Software Proprietário</text:h>
      <text:p text:style-name="P5">A licença de software proprietário procura reservar o direito de autor do programa.</text:p>
      <text:p text:style-name="P5">Um software proprietário é também conhecido como software não livre, pois uma de suas principais características é manter o <text:span text:style-name="T1">Código Fonte</text:span><text:span text:style-name="T6">1</text:span><text:span text:style-name="T1"> fechado</text:span>.</text:p>
      <text:p text:style-name="P6">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40"><text:bookmark-start text:name="__DdeLink__2_1955078155"/>São exemplos de softwares proprietários: Windows, Microsoft Office, Mac OS, aplicativos da Adobe, CorelDRAW, WinRAR, WinZip, MSN entre outros tantos.<text:bookmark-end text:name="__DdeLink__2_1955078155"/></text:p>
      <text:h text:style-name="Heading_20_3" text:outline-level="3">1.1.2 Software Livre</text:h>
      <text:p text:style-name="P7">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8">O software livre tem como primordial característica o <text:span text:style-name="T1">Código Fonte Aberto.</text:span></text:p>
      <text:p text:style-name="P9">A principal organização que mantém e promove o software livre é a Free Software Foundation (FSF).</text:p>
      <text:p text:style-name="P9"><text:soft-page-break/>Para que um software seja classificado como Software Livre, ele deve obedecer a quatro <text:span text:style-name="T1">liberdades de software</text:span> do projeto <text:span text:style-name="T1">GNU</text:span> – <text:span text:style-name="T8">General Public License</text:span> (Licença Pública Geral) – idealizado por Richard Matthew Stallman, ativista e fundador do movimento software livre:</text:p>
      <text:p text:style-name="P10"><text:span text:style-name="T1">Liberdade 0:</text:span> a liberdade para executaro programa, para qualquer propósito;</text:p>
      <text:p text:style-name="P10"><text:span text:style-name="T1">Liberdade 1: </text:span>a liberdade de estudar como o programa funciona e adaptá-lo às suas necessidades;</text:p>
      <text:p text:style-name="P10"><text:span text:style-name="T1">Liberdade 2: </text:span>a liberdade de redistribuir cópias do programa de modo que você possa ajudar ao seu próximo;</text:p>
      <text:p text:style-name="P11"><text:span text:style-name="T1">Liberdade 3:</text:span> a liberdade de modificar o programa e distribuir essas modificações, de modo que toda a comunidade se beneficie.</text:p>
      <text:p text:style-name="P12">A GPL (CopyLeft) é um reforço a essas quatro liberdades, garantindo que o código fonte de um programa software livre não possa ser apropriado por outra pessoa ou empresa, principalmente para que não seja transformado em software proprietário.</text:p>
      <text:p text:style-name="P12">A GPL só possui versão em inglês devido a possíveis erros de tradução que possam vir a ser inseridos em sua descrição.</text:p>
      <text:p text:style-name="P13">O Linux é um dos principais projetos desenvolvidos sob a licença de software livre, assim como o BrOffice, mas o principal responsável por alavancar o software livre, assim como o próprio Linux, foi o projeto Apache<text:span text:style-name="T7">2</text:span> que no início só rodava em servidores Linux e hoje é multiplataforma.</text:p>
      <text:p text:style-name="P14">São exemplos de softwares livres: Apache, Linux, BrOffice, LibreOffice, Mozilla Firefox, Mozilla Thunderbird, entre outros.</text:p>
      <text:h text:style-name="Heading_20_3" text:outline-level="3">1.1.3 Shareware</text:h>
      <text:p text:style-name="P34">A Licença <text:span text:style-name="T9">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35">Um exemplo de software popular que utiliza essa licença é o WinRAR, que, após os 40 dias, começa a exibir uma mensagem toda vez que é aberto, contudo, continua funcionando mesmo que o usuário não adquira a licença.</text:p>
      <text:p text:style-name="P35">Esta permite a cópia e redistribuição do software, porém, não permite a alteração, pois o código fonte não é público.</text:p>
      <text:h text:style-name="Heading_20_3" text:outline-level="3"><text:span text:style-name="T10">1.1.4 </text:span>Exercício Comentado</text:h>
      <text:p text:style-name="P36"><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37"><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37"><text:soft-page-break/><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38"><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39"><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39"><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41">RESPOSTA: B.<text:bookmark-end text:name="__DdeLink__149_860984171"/><text:bookmark-end text:name="__DdeLink__140_860984171"/></text:p>
      <text:p text:style-name="P42">Alternativa A.</text:p>
      <text:p text:style-name="P42">Alternativa B.</text:p>
      <text:p text:style-name="P42">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42">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42">Alternativa E. <text:span text:style-name="T24">O código fonte não precisa estar disponibilizado necessariamente em um site, porém, deve ser acessível a quem precisar; o código pode ser disponibilizado por meio de mídias como CDs e DVDs. Além disso, um software livre já possui versões compiladas disponíveis para usuários, ou seja, o usuário não precisa compilá-lo previamente para excecutar.</text:span></text:p>
      <text:h text:style-name="Heading_20_2" text:outline-level="2"><text:soft-page-break/></text:h>
      <text:h text:style-name="Heading_20_2" text:outline-level="2"/>
      <text:h text:style-name="Heading_20_2" text:outline-level="2"/>
      <text:h text:style-name="Heading_20_2" text:outline-level="2"/>
      <text:h text:style-name="Heading_20_2" text:outline-level="2">1.2 Tipos de Software </text:h>
      <text:p text:style-name="P51"/>
      <text:p text:style-name="P50"><text:span text:style-name="T24">E</text:span><text:span text:style-name="T23">xistem diversos tipos de software, mas somente alguns nos interessam durante a prova. Dessa forma, iremos focar o estudo no que nos é pertinente.</text:span></text:p>
      <text:p text:style-name="P52">Podemos classificar os softwares de acordo com os itens a seguir:</text:p>
      <text:p text:style-name="P71">Firmwares;</text:p>
      <text:p text:style-name="P71">Sistemas Operacionais;</text:p>
      <text:p text:style-name="P71">Escritório;</text:p>
      <text:p text:style-name="P71">Utilitários;</text:p>
      <text:p text:style-name="P71">Entretenimento;</text:p>
      <text:p text:style-name="P71">Malwares.</text:p>
      <text:h text:style-name="Heading_20_3" text:outline-level="3">1.2.1 Firmwares</text:h>
      <text:p text:style-name="P53">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43">BIOS (Basic Input/Output System)</text:p>
      <text:p text:style-name="P15">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6">O BIOS é o primeiro programa que roda quando ligamos o computador. Ele é composto pelo <text:span text:style-name="T1">SETUP</text:span>, que são suas configurações, e pelo <text:span text:style-name="T1">POST</text:span>, responsável por realizar os testes de hardware.</text:p>
      <text:p text:style-name="P17">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8">Após as verificações de compatibilidade, o BIOS inicia o processo de leitura do disco indicado como primário a partir do ponto onde se encontra o sistema operacional, que é carregado para a memória principal do computador.</text:p>
      <text:p text:style-name="P19"><text:soft-page-break/>Quando há apenas um sistema operacial instalado no computador, este é iniciado diretamente pelo BIOS, porém, se houver dois ou mais se faz necessário optar por qual dos sistemas se deseja utilizar.</text:p>
      <text:p text:style-name="P19"/>
      <table:table table:name="Tabela1" table:style-name="Tabela1">
        <table:table-column table:style-name="Tabela1.A"/>
        <table:table-row>
          <table:table-cell table:style-name="Tabela1.A1" office:value-type="string">
            <text:p text:style-name="P20">Em uma situação em que existem dois sistemas operacionais atribui-s a caracterização de Dual boot.</text:p>
          </table:table-cell>
        </table:table-row>
      </table:table>
      <text:p text:style-name="P21"/>
      <text:p text:style-name="P22">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45">Exercícios Comentados</text:p>
      <text:p text:style-name="P23"><text:span text:style-name="T1">01. </text:span>(IF-SE) Um programa (software), quando armazenado na memória ROM, <text:span text:style-name="T28">recebe o nome de firmware.</text:span></text:p>
      <text:p text:style-name="P44"><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46"><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47"><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Heading_20_3" text:outline-level="3">1.2.2 Sistemas Operacionais (SO)</text:h>
      <text:p text:style-name="Text_20_body"/>
      <text:p text:style-name="P54">O conteúdo de sistema operacionais é <text:span text:style-name="T32">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span></text:p>
      <text:p text:style-name="P55">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56"><text:soft-page-break/>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56">É <text:span text:style-name="T34">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57">Para que o sistema operacional consiga se comunicar com cada dispositivo, aquele precisa saber antes como estes funcionam, para tanto, é necessário instalar o driver <text:span text:style-name="T35">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able:table table:name="Tabela2" table:style-name="Tabela2">
        <table:table-column table:style-name="Tabela2.A" table:number-columns-repeated="2"/>
        <table:table-row>
          <table:table-cell table:style-name="Tabela2.A1" table:number-columns-spanned="2" office:value-type="string">
            <text:p text:style-name="P77">Aplicativos</text:p>
          </table:table-cell>
          <table:covered-table-cell/>
        </table:table-row>
        <table:table-row>
          <table:table-cell table:style-name="Tabela2.A2" table:number-rows-spanned="4" office:value-type="string">
            <text:p text:style-name="P73">Hardware</text:p>
          </table:table-cell>
          <table:table-cell table:style-name="Tabela2.B5" office:value-type="string">
            <text:p text:style-name="P72">Gerenciament<text:span text:style-name="T36">o</text:span></text:p>
          </table:table-cell>
        </table:table-row>
        <table:table-row>
          <table:covered-table-cell/>
          <table:table-cell table:style-name="Tabela2.B5" office:value-type="string">
            <text:p text:style-name="P74">Gerenciamento de Drivers e <text:span text:style-name="T37">D</text:span>ispostivos</text:p>
          </table:table-cell>
        </table:table-row>
        <table:table-row>
          <table:covered-table-cell/>
          <table:table-cell table:style-name="Tabela2.B5" office:value-type="string">
            <text:p text:style-name="P75">Gerenciamento de Memória</text:p>
          </table:table-cell>
        </table:table-row>
        <table:table-row>
          <table:covered-table-cell/>
          <table:table-cell table:style-name="Tabela2.B5" office:value-type="string">
            <text:p text:style-name="P76">Gerenciamento de CPU</text:p>
          </table:table-cell>
        </table:table-row>
        <table:table-row>
          <table:table-cell table:style-name="Tabela2.A6" table:number-columns-spanned="2" office:value-type="string">
            <text:p text:style-name="P77">Hardware</text:p>
          </table:table-cell>
          <table:covered-table-cell/>
        </table:table-row>
      </table:table>
      <text:p text:style-name="P57"/>
      <text:p text:style-name="P58">Dentre os sistemas <text:span text:style-name="T38">operacionais modernos, o Windows ainda é o que mais se destaca em termos de número de usuários em computadores pessoais. Por outro lado, quando se questiona em relação ao universo de servidores na Internet, nos deparamos com o Linux como mais utilizado; o principal motivo relaciona-se à segurança mais robusta oferecida pelo Linux.</text:span></text:p>
      <text:p text:style-name="P59">Os exemplos de SO para computadores pessoais (PC) que podem ser citados em provas são:</text:p>
      <text:p text:style-name="P60">Windows;</text:p>
      <text:p text:style-name="P60">Mac OS;</text:p>
      <text:p text:style-name="P60">Chorme OS;</text:p>
      <text:p text:style-name="P60">Solaris.</text:p>
      <text:p text:style-name="P61">Porém, esses sistemas derivam de duas vertentes <text:s/><text:span text:style-name="T39">principais o DOS e o UNIX. É de interesse da prova saber qu o DOS foi o precursor d oWindows e que a plataforma UNIX foi a base do Linux e também do Mac OS.</text:span></text:p>
      <text:p text:style-name="P62">Contudo, não encontramos SO apenas em Pcs. Celulares, smartphones e tablets também utilizam sistemas operacionais. <text:span text:style-name="T40">Atualmente, fala-se muito no sistema do Google para esses dispositivos, o Google Android, no entanto, a Microsoft lançou em 2012 o Windows 8, inclusive para o mercado de dispositivos móveis.</text:span></text:p>
      <text:p text:style-name="P69">Os Sistemas Operacionais podem ser divididos em duas partes principais: Núcleo e Interface.</text:p>
      <text:p text:style-name="P70"><text:soft-page-break/>O Núcleo de um Sistema Operacional é chamodo de Kernel. Ele é a parte responsável pelo gerenciamento do hardware, como já explanado, enquanto que a interface é a parte de interação com o usuário, seja ela uma interface apenas textual ou uma interface com recursos gráficos.</text:p>
      <table:table table:name="Tabela5" table:style-name="Tabela5">
        <table:table-column table:style-name="Tabela5.A"/>
        <table:table-row>
          <table:table-cell table:style-name="Tabela5.A1" office:value-type="string">
            <text:p text:style-name="P85">O Kernel <text:span text:style-name="T42">é a principal parte do Sistema Operacional</text:span></text:p>
          </table:table-cell>
        </table:table-row>
      </table:table>
      <text:p text:style-name="P63"/>
      <table:table table:name="Tabela3" table:style-name="Tabela3">
        <table:table-column table:style-name="Tabela3.A"/>
        <table:table-column table:style-name="Tabela3.B"/>
        <table:table-row>
          <table:table-cell table:style-name="Tabela3.A1" office:value-type="string">
            <text:p text:style-name="P78">Sistema Operacional</text:p>
          </table:table-cell>
          <table:table-cell table:style-name="Tabela3.B1" office:value-type="string">
            <text:p text:style-name="P78">Kernel</text:p>
          </table:table-cell>
        </table:table-row>
        <table:table-row>
          <table:table-cell table:style-name="Tabela3.A2" office:value-type="string">
            <text:p text:style-name="P82">Windows XP</text:p>
          </table:table-cell>
          <table:table-cell table:style-name="Tabela3.B2" office:value-type="string">
            <text:p text:style-name="P81">NT 5.2</text:p>
          </table:table-cell>
        </table:table-row>
        <table:table-row>
          <table:table-cell table:style-name="Tabela3.A2" office:value-type="string">
            <text:p text:style-name="P82">Windows Vista</text:p>
          </table:table-cell>
          <table:table-cell table:style-name="Tabela3.B2" office:value-type="string">
            <text:p text:style-name="P81">NT 6.0</text:p>
          </table:table-cell>
        </table:table-row>
        <table:table-row>
          <table:table-cell table:style-name="Tabela3.A2" office:value-type="string">
            <text:p text:style-name="P82">Windows 7</text:p>
          </table:table-cell>
          <table:table-cell table:style-name="Tabela3.B2" office:value-type="string">
            <text:p text:style-name="P81">NT 6.1</text:p>
          </table:table-cell>
        </table:table-row>
        <table:table-row>
          <table:table-cell table:style-name="Tabela3.A2" office:value-type="string">
            <text:p text:style-name="P82">Windows 8</text:p>
          </table:table-cell>
          <table:table-cell table:style-name="Tabela3.B2" office:value-type="string">
            <text:p text:style-name="P81">NT 6.2</text:p>
          </table:table-cell>
        </table:table-row>
        <table:table-row>
          <table:table-cell table:style-name="Tabela3.A2" office:value-type="string">
            <text:p text:style-name="P82">Linux</text:p>
          </table:table-cell>
          <table:table-cell table:style-name="Tabela3.B2" office:value-type="string">
            <text:p text:style-name="P81">Linux 3.10</text:p>
          </table:table-cell>
        </table:table-row>
      </table:table>
      <text:p text:style-name="P63"/>
      <text:p text:style-name="P64">A interface com recursos gráficos é <text:span text:style-name="T41">comumente chamada de GUI (Graphic User Interface), Interface Gráfica do Usuário, também citada como gerenciador de interface gráfica. O nome Windows foi baseado, justamente, nessa característica de trabalhar com janelas gráficas como forma de comunicação com o usuário.</text:span></text:p>
      <text:p text:style-name="P66">Em relação às GUIs, cada versão do Windows utiliza e trabalha com apenas uma única interface gráfica, que só passou a ter um nome específico a partir do Windows Vista.</text:p>
      <table:table table:name="Tabela4" table:style-name="Tabela4">
        <table:table-column table:style-name="Tabela4.A"/>
        <table:table-column table:style-name="Tabela4.B"/>
        <table:table-row>
          <table:table-cell table:style-name="Tabela4.A1" office:value-type="string">
            <text:p text:style-name="P79">Windows</text:p>
          </table:table-cell>
          <table:table-cell table:style-name="Tabela4.B1" office:value-type="string">
            <text:p text:style-name="P80">GUI</text:p>
          </table:table-cell>
        </table:table-row>
        <table:table-row>
          <table:table-cell table:style-name="Tabela4.A5" office:value-type="string">
            <text:p text:style-name="P83">XP</text:p>
          </table:table-cell>
          <table:table-cell table:style-name="Tabela4.B5" office:value-type="string">
            <text:p text:style-name="P84">Sem nomenclatura</text:p>
          </table:table-cell>
        </table:table-row>
        <table:table-row>
          <table:table-cell table:style-name="Tabela4.A5" office:value-type="string">
            <text:p text:style-name="P83">Vista</text:p>
          </table:table-cell>
          <table:table-cell table:style-name="Tabela4.B5" office:value-type="string">
            <text:p text:style-name="P84">Aero</text:p>
          </table:table-cell>
        </table:table-row>
        <table:table-row>
          <table:table-cell table:style-name="Tabela4.A4" office:value-type="string">
            <text:p text:style-name="P83">7</text:p>
          </table:table-cell>
          <table:table-cell table:style-name="Tabela4.B4" office:value-type="string">
            <text:p text:style-name="P84">Aero</text:p>
          </table:table-cell>
        </table:table-row>
        <table:table-row>
          <table:table-cell table:style-name="Tabela4.A5" office:value-type="string">
            <text:p text:style-name="P83">8</text:p>
          </table:table-cell>
          <table:table-cell table:style-name="Tabela4.B5" office:value-type="string">
            <text:p text:style-name="P84">Metro</text:p>
          </table:table-cell>
        </table:table-row>
      </table:table>
      <text:p text:style-name="P64"/>
      <table:table table:name="Tabela6" table:style-name="Tabela6">
        <table:table-column table:style-name="Tabela6.A"/>
        <table:table-row>
          <table:table-cell table:style-name="Tabela6.A1" office:value-type="string">
            <text:p text:style-name="P86">Ao contrário do Windows, o Linux tem suporte a várias <text:span text:style-name="T43">I</text:span>nterfaces Gráficas</text:p>
          </table:table-cell>
        </table:table-row>
      </table:table>
      <text:p text:style-name="P65"/>
      <text:p text:style-name="P67">Por outro <text:span text:style-name="T44">lado, existem diversas GUIs para o Linux, algumas Distribuições Linux trabalham com apenas um gerenciador de interface gráfica, enquanto que outras trabalham com múltiplas. As principais GUIs do Linux são:</text:span></text:p>
      <text:p text:style-name="P68">Gnome;</text:p>
      <text:p text:style-name="P68">KDE;</text:p>
      <text:p text:style-name="P68">Unit;</text:p>
      <text:p text:style-name="P68">XFCE;</text:p>
      <text:p text:style-name="P68">FluxBox;</text:p>
      <text:p text:style-name="P68">BlackBox;</text:p>
      <text:p text:style-name="P68">Mate;</text:p>
      <text:p text:style-name="P68"><text:soft-page-break/>Cinnamon.</text:p>
      <text:p text:style-name="P48">Características de um Sistema Operacional</text:p>
      <text:p text:style-name="P24">Os Sistemas Operacionais podem ser classificados de acordo com suas cara<text:span text:style-name="T45">cterísticas comportamentais.</text:span></text:p>
      <text:p text:style-name="P49">Multitarefa</text:p>
      <text:p text:style-name="P25">Um Sistema Operacional é dito multitarefa quando consegue executar mais de uma tarefa simultânea, como: tocar uma música enquanto o usuário navega na internet e escreve um texto no Word.</text:p>
      <text:p text:style-name="P26">Contudo, há duas formas de multitarefa <text:span text:style-name="T46">empregadas pelos SO modernos: Multitarefa Preemptiva e Multitarefa Real.</text:span></text:p>
      <text:p text:style-name="P27">Ex.: Windows, Linux e Mac OS.</text:p>
      <text:p text:style-name="P49">Monotarefa</text:p>
      <text:p text:style-name="P28">Sistema Monotarefa é <text:span text:style-name="T47">o sistema que, para executar uma tarefa, deve aguardar a que está em execução terminar ou mesmo forçar o seu término para que possa executar. Trabalha com um item de cada vez.</text:span></text:p>
      <text:p text:style-name="P29">Ex.: DOS e algu7mas versões do UNIX.</text:p>
      <text:p text:style-name="P49">Multiusuário</text:p>
      <text:p text:style-name="P30">É <text:span text:style-name="T48">quando o Sistema Operacional permite mais de uma sessão de usuário ativa simultaneamente.</text:span></text:p>
      <text:p text:style-name="P31">Se dois ou mais usuários estiverem com sessões iniciadas, elas são de certa maneira tratadas independentemente, ou seja, um usuário não vê o que o outro estava fazendo, como também, em um uso normal, não interfere nas atividades que estavam sendo executadas pelo outro usuário.</text:p>
      <text:p text:style-name="P32">O sistema multiusuário geralmente <text:span text:style-name="T49">possui a opção trocar de usuário, que possui a opção tracar de usuário, que permite bloquear a sessão ativa e iniciar outra sessão simultânea.</text:span></text:p>
      <text:p text:style-name="P49">Monousuário</text:p>
      <text:p text:style-name="P33">Em um Sistema Monousuário, <text:span text:style-name="T50">para que outro usuário inicie sessão, é necessário finalizar a do usuário ativo, também conhecido como efetuar Logoff.</text:span></text:p>
      <text:h text:style-name="P91" text:outline-level="3">1.2.3 Softwares de Escritório</text:h>
      <text:p text:style-name="P87">São aplicativos com utilização mais genérica, de forma a possibilitarem as diversas demandas de um escritório como também suprirem muitas necessidades acadêmicas em relação à criação de trabalhos.</text:p>
      <text:p text:style-name="P88">Nesta seção apenas é apresentado um comparativo entre as suítes de escritório que são cobradas na prova.</text:p>
      <text:p text:style-name="P88"/>
      <text:p text:style-name="P88"/>
      <table:table table:name="Tabela7" table:style-name="Tabela7">
        <table:table-column table:style-name="Tabela7.A" table:number-columns-repeated="3"/>
        <text:soft-page-break/>
        <table:table-row>
          <table:table-cell table:style-name="Tabela7.A1" office:value-type="string">
            <text:p text:style-name="P93">Editor</text:p>
          </table:table-cell>
          <table:table-cell table:style-name="Tabela7.A1" office:value-type="string">
            <text:p text:style-name="P94">Microsoft Office</text:p>
          </table:table-cell>
          <table:table-cell table:style-name="Tabela7.C1" office:value-type="string">
            <text:p text:style-name="P94">BrOffice</text:p>
          </table:table-cell>
        </table:table-row>
        <table:table-row>
          <table:table-cell table:style-name="Tabela7.B6" office:value-type="string">
            <text:p text:style-name="P92">Texto</text:p>
          </table:table-cell>
          <table:table-cell table:style-name="Tabela7.B6" office:value-type="string">
            <text:p text:style-name="P92">Word</text:p>
          </table:table-cell>
          <table:table-cell table:style-name="Tabela7.C6" office:value-type="string">
            <text:p text:style-name="P92">Writer</text:p>
          </table:table-cell>
        </table:table-row>
        <table:table-row>
          <table:table-cell table:style-name="Tabela7.B6" office:value-type="string">
            <text:p text:style-name="P92">Planilha</text:p>
          </table:table-cell>
          <table:table-cell table:style-name="Tabela7.B6" office:value-type="string">
            <text:p text:style-name="P92">Excel</text:p>
          </table:table-cell>
          <table:table-cell table:style-name="Tabela7.C6" office:value-type="string">
            <text:p text:style-name="P92">Calc</text:p>
          </table:table-cell>
        </table:table-row>
        <table:table-row>
          <table:table-cell table:style-name="Tabela7.B6" office:value-type="string">
            <text:p text:style-name="P92">Apresentação de Slides</text:p>
          </table:table-cell>
          <table:table-cell table:style-name="Tabela7.B6" office:value-type="string">
            <text:p text:style-name="P92">PowerPoint</text:p>
          </table:table-cell>
          <table:table-cell table:style-name="Tabela7.C6" office:value-type="string">
            <text:p text:style-name="P92">Impress</text:p>
          </table:table-cell>
        </table:table-row>
        <table:table-row>
          <table:table-cell table:style-name="Tabela7.B6" office:value-type="string">
            <text:p text:style-name="P92">Desenho</text:p>
          </table:table-cell>
          <table:table-cell table:style-name="Tabela7.B6" office:value-type="string">
            <text:p text:style-name="P92">Publisher</text:p>
          </table:table-cell>
          <table:table-cell table:style-name="Tabela7.C6" office:value-type="string">
            <text:p text:style-name="P92">Draw</text:p>
          </table:table-cell>
        </table:table-row>
        <table:table-row>
          <table:table-cell table:style-name="Tabela7.B6" office:value-type="string">
            <text:p text:style-name="P92">Banco de Dados</text:p>
          </table:table-cell>
          <table:table-cell table:style-name="Tabela7.B6" office:value-type="string">
            <text:p text:style-name="P92">Access</text:p>
          </table:table-cell>
          <table:table-cell table:style-name="Tabela7.C6" office:value-type="string">
            <text:p text:style-name="P92">Base</text:p>
          </table:table-cell>
        </table:table-row>
        <table:table-row>
          <table:table-cell table:style-name="Tabela7.B7" office:value-type="string">
            <text:p text:style-name="P92">Fórmula</text:p>
          </table:table-cell>
          <table:table-cell table:style-name="Tabela7.B7" office:value-type="string">
            <text:p text:style-name="P92">Equation</text:p>
          </table:table-cell>
          <table:table-cell table:style-name="Tabela7.C7" office:value-type="string">
            <text:p text:style-name="P92">Math</text:p>
          </table:table-cell>
        </table:table-row>
      </table:table>
      <text:p text:style-name="P88"/>
      <text:p text:style-name="P89">Os editores de Texto, Planilha e Apresentação são os mais cobrados em prvas de concursos. Sobre esses programas podem aparecer perguntas a respeito do seu funcionamento, ainda que sobre editores de apresentação sejam bem menos frequentes.</text:p>
      <text:p text:style-name="P90">Outro ponto importante a se ressaltar é que o Microsoft Outlook <text:span text:style-name="T51">é componente da suíte de aplicativos Microsoft Office.</text:span></text:p>
      <text:h text:style-name="Heading_20_3" text:outline-level="3">1.2.4 Softwares Utilitários</text:h>
      <text:h text:style-name="Heading_20_3" text:outline-level="3">1.2.5 Softwares de Entretenimento </text:h>
      <text:h text:style-name="Heading_20_3" text:outline-level="3">1.2.6 Malwares (Malicious Softwa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2-12T10:53:31.321059580</dc:date>
    <meta:editing-duration>P1DT6H55M9S</meta:editing-duration>
    <meta:editing-cycles>177</meta:editing-cycles>
    <meta:generator>LibreOffice/5.1.6.2$Linux_X86_64 LibreOffice_project/10m0$Build-2</meta:generator>
    <meta:document-statistic meta:table-count="7" meta:image-count="0" meta:object-count="0" meta:page-count="9" meta:paragraph-count="168" meta:word-count="2783" meta:character-count="17596" meta:non-whitespace-character-count="14976"/>
  </office:meta>
</office:document-meta>
</file>